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45cm" fo:min-width="3cm"/>
    </style:style>
    <style:style style:name="gr2" style:family="graphic" style:parent-style-name="standard">
      <style:graphic-properties draw:fill-color="#e74c3c" draw:textarea-horizontal-align="justify" draw:textarea-vertical-align="middle" draw:auto-grow-height="false" fo:min-height="2.35cm" fo:min-width="28.1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2.95cm" fo:min-width="7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2.95cm" fo:min-width="5.59cm"/>
    </style:style>
    <style:style style:name="gr5" style:family="graphic" style:parent-style-name="standard">
      <style:graphic-properties draw:fill-color="#0084d1" draw:textarea-horizontal-align="justify" draw:textarea-vertical-align="middle" draw:auto-grow-height="false" fo:min-height="2.25cm" fo:min-width="3.6cm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 fo:min-height="3.95cm" fo:min-width="10.1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2.45cm" fo:min-width="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Dashed_20__28_var_29_" draw:fill="none" draw:textarea-vertical-align="middle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3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stroke="dash" draw:stroke-dash="Dashed_20__28_var_29_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-color="#ff950e" draw:textarea-horizontal-align="justify" draw:textarea-vertical-align="middle" draw:auto-grow-height="false" fo:min-height="0.95cm" fo:min-width="9.5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16.45cm" fo:min-width="6.099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6.45cm" fo:min-width="25.399cm"/>
    </style:style>
    <style:style style:name="gr19" style:family="graphic" style:parent-style-name="standard">
      <style:graphic-properties draw:stroke="none" svg:stroke-color="#000000" draw:fill="none" draw:fill-color="#ffffff" fo:min-height="1.138cm"/>
    </style:style>
    <style:style style:name="gr20" style:family="graphic" style:parent-style-name="standard">
      <style:graphic-properties draw:fill-color="#ffcc99" draw:textarea-horizontal-align="justify" draw:textarea-vertical-align="middle" draw:auto-grow-height="false" fo:min-height="2.25cm" fo:min-width="5.1cm"/>
    </style:style>
    <style:style style:name="gr21" style:family="graphic" style:parent-style-name="standard">
      <style:graphic-properties draw:fill="solid" draw:fill-color="#ff99cc" draw:textarea-horizontal-align="justify" draw:textarea-vertical-align="middle" draw:auto-grow-height="false" fo:min-height="2.25cm" fo:min-width="5.1cm"/>
    </style:style>
    <style:style style:name="gr22" style:family="graphic" style:parent-style-name="standard">
      <style:graphic-properties draw:marker-start="Arrow" draw:marker-start-width="0.3cm" draw:textarea-vertical-align="middle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 fo:min-height="2.25cm" fo:min-width="5.1cm"/>
    </style:style>
    <style:style style:name="gr24" style:family="graphic" style:parent-style-name="standard">
      <style:graphic-properties draw:textarea-horizontal-align="justify" draw:textarea-vertical-align="middle" draw:auto-grow-height="false" fo:min-height="1.919cm" fo:min-width="4.012cm"/>
    </style:style>
    <style:style style:name="gr25" style:family="graphic" style:parent-style-name="standard">
      <style:graphic-properties draw:marker-start-width="0.3cm" draw:marker-end="Arrow" draw:marker-end-width="0.3cm" draw:textarea-vertical-align="middle"/>
    </style:style>
    <style:style style:name="gr26" style:family="graphic" style:parent-style-name="standard">
      <style:graphic-properties draw:fill-color="#e74c3c" draw:textarea-horizontal-align="justify" draw:textarea-vertical-align="middle" draw:auto-grow-height="false" fo:min-height="2.059cm" fo:min-width="24.9cm"/>
    </style:style>
    <style:style style:name="gr27" style:family="graphic" style:parent-style-name="standard">
      <style:graphic-properties draw:fill-color="#cfe7f5" draw:textarea-horizontal-align="justify" draw:textarea-vertical-align="middle" draw:auto-grow-height="false" fo:min-height="2.592cm" fo:min-width="6.16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2.626cm" fo:min-width="4.74cm"/>
    </style:style>
    <style:style style:name="gr29" style:family="graphic" style:parent-style-name="standard">
      <style:graphic-properties draw:fill-color="#0084d1" draw:textarea-horizontal-align="justify" draw:textarea-vertical-align="middle" draw:auto-grow-height="false" fo:min-height="1.97cm" fo:min-width="4.118cm"/>
    </style:style>
    <style:style style:name="gr30" style:family="graphic" style:parent-style-name="standard">
      <style:graphic-properties draw:fill-color="#ffd320" draw:textarea-horizontal-align="justify" draw:textarea-vertical-align="middle" draw:auto-grow-height="false" fo:min-height="3.48cm" fo:min-width="8.914cm"/>
    </style:style>
    <style:style style:name="gr31" style:family="graphic" style:parent-style-name="standard">
      <style:graphic-properties draw:fill-color="#aecf00" draw:textarea-horizontal-align="justify" draw:textarea-vertical-align="middle" draw:auto-grow-height="false" fo:min-height="2.148cm" fo:min-width="3.496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fill-color="#ff950e" draw:textarea-horizontal-align="justify" draw:textarea-vertical-align="middle" draw:auto-grow-height="false" fo:min-height="0.816cm" fo:min-width="8.381cm"/>
    </style:style>
    <style:style style:name="P1" style:family="paragraph">
      <loext:graphic-properties draw:fill-color="#eeeeee"/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e74c3c"/>
      <style:paragraph-properties fo:text-align="center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-color="#ffffcc"/>
      <style:paragraph-properties fo:text-align="center"/>
    </style:style>
    <style:style style:name="P6" style:family="paragraph">
      <loext:graphic-properties draw:fill-color="#0084d1"/>
      <style:paragraph-properties fo:text-align="center"/>
    </style:style>
    <style:style style:name="P7" style:family="paragraph">
      <loext:graphic-properties draw:fill-color="#ffd320"/>
      <style:paragraph-properties fo:text-align="center"/>
    </style:style>
    <style:style style:name="P8" style:family="paragraph">
      <loext:graphic-properties draw:fill-color="#aecf00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ff950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-color="#dddddd"/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-color="#ffcc99"/>
      <style:paragraph-properties fo:text-align="center"/>
      <style:text-properties fo:font-size="18pt"/>
    </style:style>
    <style:style style:name="P17" style:family="paragraph">
      <loext:graphic-properties draw:fill="solid" draw:fill-color="#ff99cc"/>
      <style:paragraph-properties fo:text-align="center"/>
      <style:text-properties fo:font-size="18pt"/>
    </style:style>
    <style:style style:name="P18" style:family="paragraph">
      <loext:graphic-properties draw:fill="solid" draw:fill-color="#99ccff"/>
      <style:paragraph-properties fo:text-align="center"/>
      <style:text-properties fo:font-size="18pt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099cm" svg:height="17.799cm" svg:x="2.8cm" svg:y="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28.6cm" svg:height="2.6cm" svg:x="3.5cm" svg:y="10.7cm">
          <text:p text:style-name="P2">Surveil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5cm" svg:height="3.2cm" svg:x="3.7cm" svg:y="16.4cm">
          <text:p text:style-name="P2">API Client</text:p>
          <text:p text:style-name="P2"><text:span text:style-name="T1">(Web UI / CL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6.09cm" svg:height="3.2cm" svg:x="16.805cm" svg:y="16.4cm">
          <text:p text:style-name="P2">Grafana</text:p>
          <text:p text:style-name="P2"><text:span text:style-name="T1">Generate graphic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6" draw:layer="layout" svg:width="5.2cm" svg:height="2.5cm" svg:x="26.7cm" svg:y="3.8cm">
          <text:p text:style-name="P2">InfluxDB</text:p>
          <text:p text:style-name="P2"><text:span text:style-name="T1">Historis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7" draw:layer="layout" svg:width="10.6cm" svg:height="4.2cm" svg:x="12.152cm" svg:y="3.3cm">
          <text:p text:style-name="P2">Alignak</text:p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4.5cm" svg:height="2.7cm" svg:x="3.7cm" svg:y="3.7cm">
          <text:p text:style-name="P2">MongoDB</text:p>
          <text:p text:style-name="P2"><text:span text:style-name="T2">Configuration and</text:span></text:p>
          <text:p text:style-name="P2"><text:span text:style-name="T2">Live 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9" draw:layer="layout" svg:x1="4.5cm" svg:y1="10.7cm" svg:x2="4.5cm" svg:y2="6.4cm">
          <text:p text:style-name="P2"><text:span text:style-name="T2">Provisions</text:span></text:p>
          <text:p text:style-name="P2"><text:span text:style-name="T2">configuration</text:span></text:p>
        </draw:line>
        <draw:line draw:style-name="gr8" draw:text-style-name="P9" draw:layer="layout" svg:x1="4.5cm" svg:y1="16.4cm" svg:x2="4.5cm" svg:y2="13.3cm">
          <text:p text:style-name="P2"><text:span text:style-name="T2">configures</text:span></text:p>
          <text:p text:style-name="P2"><text:span text:style-name="T2"/></text:p>
        </draw:line>
        <draw:line draw:style-name="gr9" draw:text-style-name="P10" draw:layer="layout" svg:x1="4.5cm" svg:y1="10.7cm" svg:x2="4.5cm" svg:y2="13.3cm">
          <text:p/>
        </draw:line>
        <draw:line draw:style-name="gr8" draw:text-style-name="P9" draw:layer="layout" svg:x1="9.8cm" svg:y1="16.4cm" svg:x2="9.8cm" svg:y2="13.3cm">
          <text:p text:style-name="P2"><text:span text:style-name="T2">controls</text:span></text:p>
          <text:p text:style-name="P2"><text:span text:style-name="T2"/></text:p>
        </draw:line>
        <draw:line draw:style-name="gr9" draw:text-style-name="P10" draw:layer="layout" svg:x1="14.4cm" svg:y1="12.6cm" svg:x2="9.8cm" svg:y2="12.6cm">
          <text:p/>
        </draw:line>
        <draw:line draw:style-name="gr8" draw:text-style-name="P9" draw:layer="layout" svg:x1="14.4cm" svg:y1="10.7cm" svg:x2="14.4cm" svg:y2="7.3cm">
          <text:p text:style-name="P2"><text:span text:style-name="T2">controls</text:span></text:p>
          <text:p text:style-name="P2"><text:span text:style-name="T2"/></text:p>
        </draw:line>
        <draw:line draw:style-name="gr9" draw:text-style-name="P10" draw:layer="controls" svg:x1="29.1cm" svg:y1="10.7cm" svg:x2="29.1cm" svg:y2="12.6cm">
          <text:p/>
        </draw:line>
        <draw:line draw:style-name="gr9" draw:text-style-name="P10" draw:layer="controls" svg:x1="5.9cm" svg:y1="10.7cm" svg:x2="5.9cm" svg:y2="13.3cm">
          <text:p/>
        </draw:line>
        <draw:line draw:style-name="gr10" draw:text-style-name="P2" draw:layer="layout" svg:x1="29.1cm" svg:y1="10.7cm" svg:x2="29.1cm" svg:y2="6.3cm">
          <text:p/>
        </draw:line>
        <draw:line draw:style-name="gr11" draw:text-style-name="P11" draw:layer="layout" svg:x1="5.9cm" svg:y1="16.5cm" svg:x2="5.9cm" svg:y2="13.3cm">
          <text:p text:style-name="P2"><text:span text:style-name="T2">queries states</text:span><text:span text:style-name="T2"><text:line-break/></text:span><text:span text:style-name="T2"><text:line-break/></text:span><text:span text:style-name="T2"/></text:p>
        </draw:line>
        <draw:line draw:style-name="gr10" draw:text-style-name="P2" draw:layer="layout" svg:x1="5.9cm" svg:y1="10.7cm" svg:x2="5.9cm" svg:y2="6.4cm">
          <text:p/>
        </draw:line>
        <draw:line draw:style-name="gr11" draw:text-style-name="P11" draw:layer="layout" svg:x1="19.9cm" svg:y1="16.5cm" svg:x2="19.9cm" svg:y2="13.3cm">
          <text:p text:style-name="P2"><text:span text:style-name="T2">queries metrics</text:span><text:span text:style-name="T2"><text:line-break/></text:span><text:span text:style-name="T2"><text:line-break/></text:span><text:span text:style-name="T2"/></text:p>
        </draw:line>
        <draw:frame draw:style-name="gr12" draw:text-style-name="P12" draw:layer="layout" svg:width="33.56cm" svg:height="1.6cm" svg:x="1cm" svg:y="1.3cm">
          <draw:text-box draw:corner-radius="14.8cm">
            <text:p text:style-name="P2"><text:span text:style-name="T3">Surveil</text:span></text:p>
          </draw:text-box>
        </draw:frame>
        <draw:line draw:style-name="gr13" draw:text-style-name="P10" draw:layer="layout" svg:x1="21.4cm" svg:y1="7.2cm" svg:x2="21.4cm" svg:y2="11.6cm">
          <text:p/>
        </draw:line>
        <draw:line draw:style-name="gr14" draw:text-style-name="P10" draw:layer="layout" svg:x1="21.4cm" svg:y1="11.6cm" svg:x2="27.6cm" svg:y2="11.6cm">
          <text:p text:style-name="P2"><text:span text:style-name="T2">store metrics</text:span></text:p>
          <text:p text:style-name="P2"/>
        </draw:line>
        <draw:line draw:style-name="gr15" draw:text-style-name="P10" draw:layer="layout" svg:x1="27.6cm" svg:y1="11.6cm" svg:x2="27.6cm" svg:y2="6.3cm">
          <text:p/>
        </draw:line>
        <draw:line draw:style-name="gr13" draw:text-style-name="P10" draw:layer="layout" svg:x1="13.1cm" svg:y1="7.3cm" svg:x2="13.1cm" svg:y2="11.6cm">
          <text:p/>
        </draw:line>
        <draw:line draw:style-name="gr14" draw:text-style-name="P10" draw:layer="layout" svg:x1="7.1cm" svg:y1="11.6cm" svg:x2="13.1cm" svg:y2="11.6cm">
          <text:p text:style-name="P2"><text:span text:style-name="T2">loads config</text:span></text:p>
          <text:p text:style-name="P2"><text:span text:style-name="T2">store live states</text:span></text:p>
        </draw:line>
        <draw:line draw:style-name="gr15" draw:text-style-name="P10" draw:layer="layout" svg:x1="7.1cm" svg:y1="11.6cm" svg:x2="7.1cm" svg:y2="6.4cm">
          <text:p/>
        </draw:line>
        <draw:line draw:style-name="gr9" draw:text-style-name="P10" draw:layer="layout" svg:x1="14.4cm" svg:y1="10.7cm" svg:x2="14.4cm" svg:y2="12.6cm">
          <text:p/>
        </draw:line>
        <draw:line draw:style-name="gr9" draw:text-style-name="P10" draw:layer="layout" svg:x1="9.8cm" svg:y1="12.6cm" svg:x2="9.8cm" svg:y2="13.3cm">
          <text:p/>
        </draw:line>
        <draw:line draw:style-name="gr9" draw:text-style-name="P10" draw:layer="layout" svg:x1="29.1cm" svg:y1="12.6cm" svg:x2="19.9cm" svg:y2="12.6cm">
          <text:p/>
        </draw:line>
        <draw:line draw:style-name="gr9" draw:text-style-name="P10" draw:layer="layout" svg:x1="19.9cm" svg:y1="12.6cm" svg:x2="19.9cm" svg:y2="13.3cm">
          <text:p/>
        </draw:line>
        <draw:custom-shape draw:style-name="gr16" draw:text-style-name="P13" draw:layer="layout" svg:width="10cm" svg:height="1.2cm" svg:x="12.452cm" svg:y="6.1cm">
          <text:p text:style-name="P2"><text:span text:style-name="T2">mod-survei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_5f_">
        <draw:custom-shape draw:style-name="gr17" draw:text-style-name="P14" draw:layer="layout" svg:width="6.599cm" svg:height="16.7cm" svg:x="27.8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1" draw:layer="layout" svg:width="25.899cm" svg:height="16.7cm" svg:x="1.101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9" draw:text-style-name="P15" draw:layer="layout" svg:width="29.121cm" svg:height="1.388cm" svg:x="-0.421cm" svg:y="2.7cm">
          <draw:text-box draw:corner-radius="14.8cm">
            <text:p text:style-name="P2"><text:span text:style-name="T4">Surveil</text:span></text:p>
          </draw:text-box>
        </draw:frame>
        <draw:custom-shape draw:style-name="gr20" draw:text-style-name="P16" draw:layer="layout" svg:width="5.6cm" svg:height="2.5cm" svg:x="28.5cm" svg:y="12.9cm">
          <text:p text:style-name="P2"><text:span text:style-name="T4">Keystone</text:span></text:p>
          <text:p text:style-name="P2"><text:span text:style-name="T2">authentication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25cm" svg:y1="13cm" svg:x2="28.5cm" svg:y2="14.3cm">
          <text:p text:style-name="P2"><text:span text:style-name="T2"/></text:p>
          <text:p text:style-name="P2"><text:span text:style-name="T2"/></text:p>
          <text:p text:style-name="P2"><text:span text:style-name="T2">authentication</text:span><text:span text:style-name="T2"><text:line-break/></text:span><text:span text:style-name="T2"/></text:p>
        </draw:line>
        <draw:custom-shape draw:style-name="gr21" draw:text-style-name="P17" draw:layer="layout" svg:width="5.6cm" svg:height="2.5cm" svg:x="28.4cm" svg:y="3.9cm">
          <text:p text:style-name="P2"><text:span text:style-name="T4">Heat</text:span></text:p>
          <text:p text:style-name="P2"><text:span text:style-name="T1">Orchest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9" draw:layer="layout" svg:x1="31.2cm" svg:y1="9.9cm" svg:x2="31.2cm" svg:y2="6.4cm">
          <text:p text:style-name="P2"><text:span text:style-name="T2">notifies</text:span></text:p>
          <text:p text:style-name="P2"><text:span text:style-name="T2"/></text:p>
        </draw:line>
        <draw:line draw:style-name="gr22" draw:text-style-name="P11" draw:layer="layout" svg:x1="32.9cm" svg:y1="9.8cm" svg:x2="32.9cm" svg:y2="6.4cm">
          <text:p text:style-name="P2"><text:span text:style-name="T2">subscribes</text:span></text:p>
          <text:p text:style-name="P2"><text:span text:style-name="T2"/></text:p>
        </draw:line>
        <draw:custom-shape draw:style-name="gr23" draw:text-style-name="P18" draw:layer="layout" svg:width="5.6cm" svg:height="2.5cm" svg:x="28.4cm" svg:y="9.8cm">
          <text:p text:style-name="P2"><text:span text:style-name="T4">Ceilometer</text:span></text:p>
          <text:p text:style-name="P2"><text:span text:style-name="T1">collect measur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12" draw:layer="layout" svg:width="33.56cm" svg:height="1.6cm" svg:x="1cm" svg:y="1.3cm">
          <draw:text-box draw:corner-radius="14.8cm">
            <text:p text:style-name="P2"><text:span text:style-name="T3">Surveil integration with OpenStack</text:span></text:p>
          </draw:text-box>
        </draw:frame>
        <draw:frame draw:style-name="gr19" draw:text-style-name="P15" draw:layer="layout" svg:width="4.5cm" svg:height="1.388cm" svg:x="29cm" svg:y="2.9cm">
          <draw:text-box draw:corner-radius="14.8cm">
            <text:p text:style-name="P2"><text:span text:style-name="T4">OpenStack</text:span></text:p>
          </draw:text-box>
        </draw:frame>
        <draw:custom-shape draw:style-name="gr24" draw:text-style-name="P19" draw:layer="layout" svg:width="4.512cm" svg:height="2.169cm" svg:x="29.012cm" svg:y="16.7cm">
          <text:p text:style-name="P2"><text:span text:style-name="T4">RabbitMQ</text:span></text:p>
          <text:p text:style-name="P2"><text:span text:style-name="T1">Message Que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5" draw:text-style-name="P11" draw:layer="layout" svg:x1="25.912cm" svg:y1="18cm" svg:x2="29.012cm" svg:y2="18cm">
          <text:p text:style-name="P2"><text:span text:style-name="T2"/></text:p>
          <text:p text:style-name="P2"><text:span text:style-name="T2">Subscribes</text:span></text:p>
        </draw:line>
        <draw:custom-shape draw:style-name="gr26" draw:text-style-name="P3" draw:layer="layout" svg:width="25.4cm" svg:height="2.309cm" svg:x="1.35cm" svg:y="10.672cm">
          <text:p text:style-name="P2">Surveil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4" draw:layer="layout" svg:width="6.66cm" svg:height="2.842cm" svg:x="1.528cm" svg:y="16.034cm">
          <text:p text:style-name="P2">API Client</text:p>
          <text:p text:style-name="P2"><text:span text:style-name="T1">(Web UI / CL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5.24cm" svg:height="2.876cm" svg:x="13.251cm" svg:y="16cm">
          <text:p text:style-name="P2">Grafana</text:p>
          <text:p text:style-name="P2"><text:span text:style-name="T1">Generate graphic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6" draw:layer="layout" svg:width="4.618cm" svg:height="2.22cm" svg:x="21.954cm" svg:y="4.544cm">
          <text:p text:style-name="P2">InfluxDB</text:p>
          <text:p text:style-name="P2"><text:span text:style-name="T1">Historis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7" draw:layer="layout" svg:width="9.414cm" svg:height="3.73cm" svg:x="9.034cm" svg:y="4.1cm">
          <text:p text:style-name="P2">Alignak</text:p>
          <text:p text:style-name="P2"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8" draw:layer="layout" svg:width="3.996cm" svg:height="2.398cm" svg:x="1.528cm" svg:y="4.455cm">
          <text:p text:style-name="P2">MongoDB</text:p>
          <text:p text:style-name="P2"><text:span text:style-name="T2">Configuration and</text:span></text:p>
          <text:p text:style-name="P2"><text:span text:style-name="T2">Live 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9" draw:layer="layout" svg:x1="2.238cm" svg:y1="10.672cm" svg:x2="2.238cm" svg:y2="6.853cm">
          <text:p text:style-name="P2"><text:span text:style-name="T2">Provisions</text:span></text:p>
          <text:p text:style-name="P2"><text:span text:style-name="T2">configuration</text:span></text:p>
        </draw:line>
        <draw:line draw:style-name="gr8" draw:text-style-name="P9" draw:layer="layout" svg:x1="2.238cm" svg:y1="16cm" svg:x2="2.238cm" svg:y2="12.981cm">
          <text:p text:style-name="P2"><text:span text:style-name="T2">configures</text:span></text:p>
          <text:p text:style-name="P2"><text:span text:style-name="T2"/></text:p>
        </draw:line>
        <draw:line draw:style-name="gr9" draw:text-style-name="P10" draw:layer="layout" svg:x1="2.238cm" svg:y1="10.672cm" svg:x2="2.238cm" svg:y2="12.981cm">
          <text:p/>
        </draw:line>
        <draw:line draw:style-name="gr8" draw:text-style-name="P9" draw:layer="layout" svg:x1="6.945cm" svg:y1="16cm" svg:x2="6.945cm" svg:y2="12.981cm">
          <text:p text:style-name="P2"><text:span text:style-name="T2">controls</text:span></text:p>
          <text:p text:style-name="P2"><text:span text:style-name="T2"/></text:p>
        </draw:line>
        <draw:line draw:style-name="gr9" draw:text-style-name="P10" draw:layer="layout" svg:x1="11.03cm" svg:y1="12.359cm" svg:x2="6.945cm" svg:y2="12.359cm">
          <text:p/>
        </draw:line>
        <draw:line draw:style-name="gr8" draw:text-style-name="P9" draw:layer="layout" svg:x1="11.03cm" svg:y1="10.672cm" svg:x2="11.03cm" svg:y2="7.652cm">
          <text:p text:style-name="P2"><text:span text:style-name="T2">controls</text:span></text:p>
          <text:p text:style-name="P2"><text:span text:style-name="T2"/></text:p>
        </draw:line>
        <draw:line draw:style-name="gr10" draw:text-style-name="P2" draw:layer="layout" svg:x1="24.086cm" svg:y1="10.672cm" svg:x2="24.086cm" svg:y2="6.764cm">
          <text:p/>
        </draw:line>
        <draw:line draw:style-name="gr11" draw:text-style-name="P11" draw:layer="layout" svg:x1="3.481cm" svg:y1="16cm" svg:x2="3.481cm" svg:y2="12.981cm">
          <text:p text:style-name="P2"><text:span text:style-name="T2">queries states</text:span><text:span text:style-name="T2"><text:line-break/></text:span><text:span text:style-name="T2"><text:line-break/></text:span><text:span text:style-name="T2"/></text:p>
        </draw:line>
        <draw:line draw:style-name="gr10" draw:text-style-name="P2" draw:layer="layout" svg:x1="3.481cm" svg:y1="10.672cm" svg:x2="3.481cm" svg:y2="6.853cm">
          <text:p/>
        </draw:line>
        <draw:line draw:style-name="gr11" draw:text-style-name="P11" draw:layer="layout" svg:x1="15.915cm" svg:y1="16cm" svg:x2="15.915cm" svg:y2="12.981cm">
          <text:p text:style-name="P2"><text:span text:style-name="T2">queries metrics</text:span><text:span text:style-name="T2"><text:line-break/></text:span><text:span text:style-name="T2"><text:line-break/></text:span><text:span text:style-name="T2"/></text:p>
        </draw:line>
        <draw:line draw:style-name="gr13" draw:text-style-name="P10" draw:layer="layout" svg:x1="17.247cm" svg:y1="7.6cm" svg:x2="17.247cm" svg:y2="11.471cm">
          <text:p/>
        </draw:line>
        <draw:line draw:style-name="gr14" draw:text-style-name="P10" draw:layer="layout" svg:x1="17.247cm" svg:y1="11.471cm" svg:x2="22.753cm" svg:y2="11.471cm">
          <text:p text:style-name="P2"><text:span text:style-name="T2">store metrics</text:span></text:p>
          <text:p text:style-name="P2"/>
        </draw:line>
        <draw:line draw:style-name="gr15" draw:text-style-name="P10" draw:layer="layout" svg:x1="22.753cm" svg:y1="11.471cm" svg:x2="22.753cm" svg:y2="6.764cm">
          <text:p/>
        </draw:line>
        <draw:line draw:style-name="gr13" draw:text-style-name="P10" draw:layer="layout" svg:x1="9.876cm" svg:y1="7.652cm" svg:x2="9.876cm" svg:y2="11.471cm">
          <text:p/>
        </draw:line>
        <draw:line draw:style-name="gr14" draw:text-style-name="P10" draw:layer="layout" svg:x1="4.547cm" svg:y1="11.471cm" svg:x2="9.876cm" svg:y2="11.471cm">
          <text:p text:style-name="P2"><text:span text:style-name="T2">loads config</text:span></text:p>
          <text:p text:style-name="P2"><text:span text:style-name="T2">store live states</text:span></text:p>
        </draw:line>
        <draw:line draw:style-name="gr15" draw:text-style-name="P10" draw:layer="layout" svg:x1="4.547cm" svg:y1="11.471cm" svg:x2="4.547cm" svg:y2="6.853cm">
          <text:p/>
        </draw:line>
        <draw:line draw:style-name="gr9" draw:text-style-name="P10" draw:layer="layout" svg:x1="11.03cm" svg:y1="10.672cm" svg:x2="11.03cm" svg:y2="12.359cm">
          <text:p/>
        </draw:line>
        <draw:line draw:style-name="gr9" draw:text-style-name="P10" draw:layer="layout" svg:x1="6.945cm" svg:y1="12.359cm" svg:x2="6.945cm" svg:y2="12.981cm">
          <text:p/>
        </draw:line>
        <draw:line draw:style-name="gr9" draw:text-style-name="P10" draw:layer="layout" svg:x1="24.086cm" svg:y1="12.359cm" svg:x2="15.915cm" svg:y2="12.359cm">
          <text:p/>
        </draw:line>
        <draw:line draw:style-name="gr9" draw:text-style-name="P10" draw:layer="layout" svg:x1="15.915cm" svg:y1="12.359cm" svg:x2="15.915cm" svg:y2="12.981cm">
          <text:p/>
        </draw:line>
        <draw:line draw:style-name="gr9" draw:text-style-name="P10" draw:layer="layout" svg:x1="24.086cm" svg:y1="10.672cm" svg:x2="24.086cm" svg:y2="12.359cm">
          <text:p/>
        </draw:line>
        <draw:line draw:style-name="gr9" draw:text-style-name="P10" draw:layer="layout" svg:x1="3.481cm" svg:y1="10.672cm" svg:x2="3.481cm" svg:y2="12.981cm">
          <text:p/>
        </draw:line>
        <draw:custom-shape draw:style-name="gr24" draw:text-style-name="P19" draw:layer="layout" svg:width="4.512cm" svg:height="2.169cm" svg:x="29.013cm" svg:y="16.7cm">
          <text:p text:style-name="P2"><text:span text:style-name="T4">RabbitMQ</text:span></text:p>
          <text:p text:style-name="P2"><text:span text:style-name="T1">Message Que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9" draw:layer="layout" svg:width="4.512cm" svg:height="2.169cm" svg:x="21.4cm" svg:y="16.7cm">
          <text:p text:style-name="P2"><text:span text:style-name="T4">RabbitMQ</text:span></text:p>
          <text:p text:style-name="P2"><text:span text:style-name="T1">Consum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9" draw:layer="layout" svg:x1="23cm" svg:y1="16.719cm" svg:x2="23cm" svg:y2="13cm">
          <text:p text:style-name="P2"><text:span text:style-name="T2">configures</text:span></text:p>
          <text:p text:style-name="P2"><text:span text:style-name="T2"/></text:p>
        </draw:line>
        <draw:line draw:style-name="gr8" draw:text-style-name="P9" draw:layer="layout" svg:x1="29.1cm" svg:y1="8.3cm" svg:x2="29.1cm" svg:y2="9.8cm">
          <text:p text:style-name="P2"><text:span text:style-name="T2"/></text:p>
          <text:p text:style-name="P2"><text:span text:style-name="T2"/></text:p>
        </draw:line>
        <draw:line draw:style-name="gr13" draw:text-style-name="P10" draw:layer="layout" svg:x1="17.9cm" svg:y1="7.6cm" svg:x2="17.9cm" svg:y2="8.3cm">
          <text:p/>
        </draw:line>
        <draw:line draw:style-name="gr32" draw:text-style-name="P10" draw:layer="layout" svg:x1="17.9cm" svg:y1="8.3cm" svg:x2="29.1cm" svg:y2="8.3cm">
          <text:p text:style-name="P2"><text:span text:style-name="T2"><text:s text:c="63"/></text:span><text:span text:style-name="T2">store metrics</text:span></text:p>
          <text:p text:style-name="P2"><text:span text:style-name="T2"/></text:p>
        </draw:line>
        <draw:custom-shape draw:style-name="gr33" draw:text-style-name="P13" draw:layer="layout" svg:width="8.881cm" svg:height="1.066cm" svg:x="9.3cm" svg:y="6.586cm">
          <text:p text:style-name="P2"><text:span text:style-name="T2">mod-survei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Viau</meta:initial-creator>
    <meta:creation-date>2015-05-12T19:17:48.310839638</meta:creation-date>
    <dc:date>2015-07-20T18:34:33.586090480</dc:date>
    <meta:editing-duration>PT9H49M43S</meta:editing-duration>
    <meta:editing-cycles>28</meta:editing-cycles>
    <meta:generator>LibreOffice/4.4.4.3$Linux_X86_64 LibreOffice_project/40m0$Build-3</meta:generator>
    <meta:document-statistic meta:object-count="79"/>
  </office:meta>
</office:document-meta>
</file>